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8693in" svg:height="8.3921in" svg:x="0.7697in" svg:y="0.0421in">
            <draw:object draw:notify-on-update-of-ranges="Sheet1.A1:Sheet1.A1024 Sheet1.B1:Sheet1.B10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/>
          <table:table-cell table:style-name="ce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64">
            <text:p>-64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62">
            <text:p>-6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69">
            <text:p>-69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9">
            <text:p>-3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53">
            <text:p>-53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53">
            <text:p>-53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41">
            <text:p>-41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46">
            <text:p>-46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41">
            <text:p>-41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43">
            <text:p>-43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42">
            <text:p>-42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43">
            <text:p>-43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49">
            <text:p>-49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42">
            <text:p>-42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39">
            <text:p>-39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85">
            <text:p>-85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-42">
            <text:p>-42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54">
            <text:p>-54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48">
            <text:p>-48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42">
            <text:p>-4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75">
            <text:p>-75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57">
            <text:p>-57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34">
            <text:p>-3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39">
            <text:p>-39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47">
            <text:p>-47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62">
            <text:p>-62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49">
            <text:p>-49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-66">
            <text:p>-66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-34">
            <text:p>-34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-34">
            <text:p>-34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-34">
            <text:p>-34</text:p>
          </table:table-cell>
          <table:table-cell table:number-columns-repeated="2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34">
            <text:p>-34</text:p>
          </table:table-cell>
          <table:table-cell table:number-columns-repeated="2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49">
            <text:p>-49</text:p>
          </table:table-cell>
          <table:table-cell table:number-columns-repeated="2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-46">
            <text:p>-46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-49">
            <text:p>-49</text:p>
          </table:table-cell>
          <table:table-cell table:number-columns-repeated="2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-34">
            <text:p>-34</text:p>
          </table:table-cell>
          <table:table-cell table:number-columns-repeated="2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-63">
            <text:p>-63</text:p>
          </table:table-cell>
          <table:table-cell table:number-columns-repeated="2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48">
            <text:p>-48</text:p>
          </table:table-cell>
          <table:table-cell table:number-columns-repeated="2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-42">
            <text:p>-42</text:p>
          </table:table-cell>
          <table:table-cell table:number-columns-repeated="2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-43">
            <text:p>-43</text:p>
          </table:table-cell>
          <table:table-cell table:number-columns-repeated="2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-53">
            <text:p>-53</text:p>
          </table:table-cell>
          <table:table-cell table:number-columns-repeated="2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-99">
            <text:p>-99</text:p>
          </table:table-cell>
          <table:table-cell table:number-columns-repeated="2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-52">
            <text:p>-52</text:p>
          </table:table-cell>
          <table:table-cell table:number-columns-repeated="2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-44">
            <text:p>-44</text:p>
          </table:table-cell>
          <table:table-cell table:number-columns-repeated="2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-69">
            <text:p>-69</text:p>
          </table:table-cell>
          <table:table-cell table:number-columns-repeated="2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-41">
            <text:p>-41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-43">
            <text:p>-43</text:p>
          </table:table-cell>
          <table:table-cell table:number-columns-repeated="2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-46">
            <text:p>-46</text:p>
          </table:table-cell>
          <table:table-cell table:number-columns-repeated="2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-47">
            <text:p>-47</text:p>
          </table:table-cell>
          <table:table-cell table:number-columns-repeated="2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-51">
            <text:p>-51</text:p>
          </table:table-cell>
          <table:table-cell table:number-columns-repeated="2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-41">
            <text:p>-41</text:p>
          </table:table-cell>
          <table:table-cell table:number-columns-repeated="2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-39">
            <text:p>-39</text:p>
          </table:table-cell>
          <table:table-cell table:number-columns-repeated="2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-42">
            <text:p>-42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-46">
            <text:p>-46</text:p>
          </table:table-cell>
          <table:table-cell table:number-columns-repeated="2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-32">
            <text:p>-32</text:p>
          </table:table-cell>
          <table:table-cell table:number-columns-repeated="2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-63">
            <text:p>-63</text:p>
          </table:table-cell>
          <table:table-cell table:number-columns-repeated="2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-33">
            <text:p>-33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-62">
            <text:p>-62</text:p>
          </table:table-cell>
          <table:table-cell table:number-columns-repeated="2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-39">
            <text:p>-39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-50">
            <text:p>-50</text:p>
          </table:table-cell>
          <table:table-cell table:number-columns-repeated="2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-56">
            <text:p>-56</text:p>
          </table:table-cell>
          <table:table-cell table:number-columns-repeated="2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-37">
            <text:p>-37</text:p>
          </table:table-cell>
          <table:table-cell table:number-columns-repeated="2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-38">
            <text:p>-38</text:p>
          </table:table-cell>
          <table:table-cell table:number-columns-repeated="2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-48">
            <text:p>-48</text:p>
          </table:table-cell>
          <table:table-cell table:number-columns-repeated="2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-46">
            <text:p>-46</text:p>
          </table:table-cell>
          <table:table-cell table:number-columns-repeated="2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-13">
            <text:p>-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16T02:48:35</dc:date>
    <dc:creator>ben </dc:creator>
    <meta:document-statistic meta:table-count="1" meta:cell-count="204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/>
      </style:chart-properties>
    </style:style>
    <style:style style:name="ch3" style:family="chart" style:data-style-name="N0">
      <style:chart-properties chart:display-label="true" chart:logarithmic="false" chart:minimum="0" chart:maximum="102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00" chart:max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regression-type="linear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7.929cm" svg:height="21.317cm" xlink:href=".." xlink:type="simple" chart:class="chart:scatter" chart:style-name="ch1">
        <chart:plot-area chart:style-name="ch2" table:cell-range-address="Sheet1.A1:Sheet1.B1024" svg:x="1.408cm" svg:y="1.839cm" svg:width="44.605cm" svg:height="18.632cm">
          <chartooo:coordinate-region svg:x="2.32cm" svg:y="2.038cm" svg:width="43.693cm" svg:height="18.2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24" chart:class="chart:scatter">
            <chart:domain table:cell-range-address="Sheet1.A1:Sheet1.A1024"/>
            <chart:regression-curve chart:style-name="ch7">
              <chart:equation chart:display-r-square="true" svg:x="5.264cm" svg:y="2.685cm"/>
            </chart:regression-curve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24</svg:desc>
                </draw:g>
              </table:table-cell>
              <table:table-cell office:value-type="float" office:value="45">
                <text:p>45</text:p>
                <draw:g>
                  <svg:desc>Sheet1.B1:Sheet1.B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-13">
                <text:p>-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